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3732in" svg:height="5.8346in" svg:x="1.678in" svg:y="4.2807in">
            <draw:object draw:notify-on-update-of-ranges="Sheet1.A1:Sheet1.A1 Sheet1.A2:Sheet1.A23 Sheet1.B1:Sheet1.B1 Sheet1.B2:Sheet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3319in" svg:height="5.8165in" svg:x="1.7811in" svg:y="10.6783in">
            <draw:object draw:notify-on-update-of-ranges="Sheet1.D1:Sheet1.D1 Sheet1.D2:Sheet1.D23 Sheet1.E1:Sheet1.E1 Sheet1.E2:Sheet1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gest Size</text:p>
          </table:table-cell>
          <table:table-cell office:value-type="string" calcext:value-type="string">
            <text:p>Collision Time</text:p>
          </table:table-cell>
          <table:table-cell/>
          <table:table-cell office:value-type="string" calcext:value-type="string">
            <text:p>Digest Size</text:p>
          </table:table-cell>
          <table:table-cell office:value-type="string" calcext:value-type="string">
            <text:p>Number of Inpu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59" calcext:value-type="float">
            <text:p>0.00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" calcext:value-type="float">
            <text:p>0.0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64" calcext:value-type="float">
            <text:p>0.06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587" calcext:value-type="float">
            <text:p>14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3358" calcext:value-type="float">
            <text:p>433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74" calcext:value-type="float">
            <text:p>0.137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052" calcext:value-type="float">
            <text:p>640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43" calcext:value-type="float">
            <text:p>0.234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9153" calcext:value-type="float">
            <text:p>1291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918" calcext:value-type="float">
            <text:p>0.291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886" calcext:value-type="float">
            <text:p>1668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29" calcext:value-type="float">
            <text:p>0.6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93325" calcext:value-type="float">
            <text:p>3933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364" calcext:value-type="float">
            <text:p>0.63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93325" calcext:value-type="float">
            <text:p>3933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2928" calcext:value-type="float">
            <text:p>8.292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097321" calcext:value-type="float">
            <text:p>20973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1832" calcext:value-type="float">
            <text:p>8.18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097321" calcext:value-type="float">
            <text:p>20973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.3876" calcext:value-type="float">
            <text:p>19.387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899880" calcext:value-type="float">
            <text:p>88998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.5193" calcext:value-type="float">
            <text:p>36.519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9534412" calcext:value-type="float">
            <text:p>195344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6303" calcext:value-type="float">
            <text:p>36.63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875379" calcext:value-type="float">
            <text:p>19875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6T19:40:23.083427527</meta:creation-date>
    <dc:date>2021-12-06T20:10:46.446651449</dc:date>
    <meta:editing-duration>PT8M22S</meta:editing-duration>
    <meta:editing-cycles>1</meta:editing-cycles>
    <meta:document-statistic meta:table-count="1" meta:cell-count="92" meta:object-count="2"/>
    <meta:generator>LibreOffice/7.2.3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49cm" svg:height="14.821cm" xlink:href=".." xlink:type="simple" chart:class="chart:scatter" chart:style-name="ch1">
        <chart:title svg:x="10.18cm" svg:y="0.432cm" chart:style-name="ch2">
          <text:p>Digest Size vs Collision Time</text:p>
        </chart:title>
        <chart:legend chart:legend-position="end" svg:x="20.719cm" svg:y="6.862cm" style:legend-expansion="high" chart:style-name="ch3"/>
        <chart:plot-area chart:style-name="ch4" table:cell-range-address="Sheet1.A1:Sheet1.B23" chart:data-source-has-labels="row" svg:x="1.537cm" svg:y="1.507cm" svg:width="18.656cm" svg:height="12.037cm">
          <chart:coordinate-region svg:x="2.158cm" svg:y="1.706cm" svg:width="17.848cm" svg:height="11.191cm"/>
          <chart:axis chart:dimension="x" chart:name="primary-x" chart:style-name="ch5">
            <chart:title svg:x="9.988cm" svg:y="13.84cm" chart:style-name="ch6">
              <text:p>Digest Size</text:p>
            </chart:title>
          </chart:axis>
          <chart:axis chart:dimension="y" chart:name="primary-y" chart:style-name="ch5">
            <chart:title svg:x="0.451cm" svg:y="9.329cm" chart:style-name="ch7">
              <text:p>Collision Size (seconds)</text:p>
            </chart:title>
            <chart:grid chart:style-name="ch8" chart:class="major"/>
          </chart:axis>
          <chart:series chart:style-name="ch9" chart:values-cell-range-address="Sheet1.B2:Sheet1.B23" chart:label-cell-address="Sheet1.B1:Sheet1.B1" chart:class="chart:scatter">
            <chart:domain table:cell-range-address="Sheet1.A2:Sheet1.A23"/>
            <chart:regression-curve chart:style-name="ch10">
              <chart:equation chart:display-equation="true" chart:display-r-square="true" svg:x="3.567cm" svg:y="1.515cm"/>
            </chart:regression-curve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ision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23</svg:desc>
                </draw:g>
              </table:table-cell>
              <table:table-cell office:value-type="float" office:value="0.0004">
                <text:p>0.0004</text:p>
                <draw:g>
                  <svg:desc>Sheet1.B2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0.1374">
                <text:p>0.1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2343">
                <text:p>0.2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0.2918">
                <text:p>0.2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8.2928">
                <text:p>8.2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8.1832">
                <text:p>8.1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9.3876">
                <text:p>19.3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.5193">
                <text:p>36.51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36.6303">
                <text:p>36.6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244cm" svg:height="14.775cm" xlink:href=".." xlink:type="simple" chart:class="chart:scatter" chart:style-name="ch1">
        <chart:title svg:x="9.824cm" svg:y="0.431cm" chart:style-name="ch2">
          <text:p>Digest Size vs Number of Inputs</text:p>
        </chart:title>
        <chart:legend chart:legend-position="end" svg:x="20.137cm" svg:y="6.839cm" style:legend-expansion="high" chart:style-name="ch3"/>
        <chart:plot-area chart:style-name="ch4" table:cell-range-address="Sheet1.D1:Sheet1.E23" chart:data-source-has-labels="row" svg:x="1.535cm" svg:y="1.505cm" svg:width="18.078cm" svg:height="11.994cm">
          <chart:coordinate-region svg:x="3.268cm" svg:y="1.704cm" svg:width="16.158cm" svg:height="11.148cm"/>
          <chart:axis chart:dimension="x" chart:name="primary-x" chart:style-name="ch5">
            <chart:title svg:x="9.697cm" svg:y="13.794cm" chart:style-name="ch6">
              <text:p>Digest Size</text:p>
            </chart:title>
          </chart:axis>
          <chart:axis chart:dimension="y" chart:name="primary-y" chart:style-name="ch7">
            <chart:title svg:x="0.451cm" svg:y="8.79cm" chart:style-name="ch8">
              <text:p>Number of Inputs</text:p>
            </chart:title>
            <chart:grid chart:style-name="ch9" chart:class="major"/>
          </chart:axis>
          <chart:series chart:style-name="ch10" chart:values-cell-range-address="Sheet1.E2:Sheet1.E23" chart:label-cell-address="Sheet1.E1:Sheet1.E1" chart:class="chart:scatter">
            <chart:domain table:cell-range-address="Sheet1.D2:Sheet1.D23"/>
            <chart:regression-curve chart:style-name="ch11">
              <chart:equation chart:display-equation="true" chart:display-r-square="true" svg:x="5.167cm" svg:y="1.534cm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umber of Inpu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D2:Sheet1.D23</svg:desc>
                </draw:g>
              </table:table-cell>
              <table:table-cell office:value-type="float" office:value="11">
                <text:p>11</text:p>
                <draw:g>
                  <svg:desc>Sheet1.E2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9575">
                <text:p>9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14587">
                <text:p>14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43358">
                <text:p>43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64052">
                <text:p>64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129153">
                <text:p>129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166886">
                <text:p>1668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393325">
                <text:p>393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393325">
                <text:p>393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2097321">
                <text:p>2097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2097321">
                <text:p>20973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8899880">
                <text:p>8899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19534412">
                <text:p>195344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19875379">
                <text:p>19875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